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libri" fo:language="de" fo:country="DE" officeooo:rsid="000738b6" officeooo:paragraph-rsid="000738b6"/>
    </style:style>
    <style:style style:name="P2" style:family="paragraph" style:parent-style-name="Standard">
      <style:paragraph-properties fo:line-height="150%"/>
      <style:text-properties style:font-name="Calibri" fo:language="de" fo:country="DE" officeooo:rsid="000738b6" officeooo:paragraph-rsid="000ab5b0"/>
    </style:style>
    <style:style style:name="P3" style:family="paragraph" style:parent-style-name="Standard">
      <style:paragraph-properties fo:line-height="150%"/>
      <style:text-properties style:font-name="Calibri" fo:language="de" fo:country="DE" officeooo:paragraph-rsid="000738b6"/>
    </style:style>
    <style:style style:name="P4" style:family="paragraph" style:parent-style-name="Standard">
      <style:paragraph-properties fo:line-height="150%"/>
      <style:text-properties style:font-name="Calibri" fo:language="de" fo:country="DE" officeooo:paragraph-rsid="000ab5b0"/>
    </style:style>
    <style:style style:name="P5" style:family="paragraph" style:parent-style-name="Standard">
      <style:paragraph-properties fo:line-height="150%"/>
      <style:text-properties style:font-name="Calibri" fo:language="de" fo:country="DE" officeooo:paragraph-rsid="0008c62d"/>
    </style:style>
    <style:style style:name="P6" style:family="paragraph" style:parent-style-name="Standard">
      <style:paragraph-properties fo:line-height="150%"/>
      <style:text-properties style:font-name="Calibri" fo:language="de" fo:country="DE" officeooo:paragraph-rsid="000b6710"/>
    </style:style>
    <style:style style:name="P7" style:family="paragraph" style:parent-style-name="Standard">
      <style:paragraph-properties fo:line-height="150%"/>
      <style:text-properties style:font-name="Calibri" fo:language="de" fo:country="DE" officeooo:rsid="0008c62d" officeooo:paragraph-rsid="0008c62d"/>
    </style:style>
    <style:style style:name="P8" style:family="paragraph" style:parent-style-name="Standard">
      <style:paragraph-properties fo:line-height="150%"/>
      <style:text-properties style:font-name="Calibri" fo:language="de" fo:country="DE" fo:font-weight="bold" officeooo:rsid="000738b6" officeooo:paragraph-rsid="000ed7e7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Calibri" fo:language="de" fo:country="DE" fo:font-weight="bold" officeooo:rsid="000738b6" officeooo:paragraph-rsid="000738b6" style:font-weight-asian="bold" style:font-weight-complex="bold"/>
    </style:style>
    <style:style style:name="T1" style:family="text">
      <style:text-properties officeooo:rsid="000738b6"/>
    </style:style>
    <style:style style:name="T2" style:family="text">
      <style:text-properties officeooo:rsid="0008c62d"/>
    </style:style>
    <style:style style:name="T3" style:family="text">
      <style:text-properties officeooo:rsid="000ab5b0"/>
    </style:style>
    <style:style style:name="T4" style:family="text">
      <style:text-properties officeooo:rsid="000b6710"/>
    </style:style>
    <style:style style:name="T5" style:family="text">
      <style:text-properties fo:font-style="italic" officeooo:rsid="000b6710" style:font-style-asian="italic" style:font-style-complex="italic"/>
    </style:style>
    <style:style style:name="T6" style:family="text">
      <style:text-properties officeooo:rsid="000bff36"/>
    </style:style>
    <style:style style:name="T7" style:family="text">
      <style:text-properties officeooo:rsid="000c937c"/>
    </style:style>
    <style:style style:name="T8" style:family="text">
      <style:text-properties officeooo:rsid="000cf9c0"/>
    </style:style>
    <style:style style:name="T9" style:family="text">
      <style:text-properties officeooo:rsid="000e5a8f"/>
    </style:style>
    <style:style style:name="T10" style:family="text">
      <style:text-properties officeooo:rsid="000ed7e7"/>
    </style:style>
    <style:style style:name="T11" style:family="text">
      <style:text-properties fo:font-weight="normal" officeooo:rsid="000ed7e7" style:font-weight-asian="normal" style:font-weight-complex="normal"/>
    </style:style>
    <style:style style:name="T12" style:family="text">
      <style:text-properties officeooo:rsid="0010a8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0">Proposal zur Bachelorarbeit</text:span></text:p>
      <text:p text:style-name="P1"/>
      <text:p text:style-name="P1">Problemstellung: </text:p>
      <text:p text:style-name="P1">Beim Domain-Coloring ergeben sich<text:span text:style-name="T4"> </text:span><text:span text:style-name="T7">für</text:span><text:span text:style-name="T4"> Funktionen, die sehr schnell hin- und herschwingen</text:span>, offenbar Schwierigkeiten bei <text:span text:style-name="T4">der Anzeige</text:span>. Es treten Muster auf, die bei einer korrekten Darstellung der Funktion nicht zu sehen sein sollten.</text:p>
      <text:p text:style-name="P1"/>
      <text:p text:style-name="P1">Ziel:</text:p>
      <text:p text:style-name="P3"><text:span text:style-name="T2">Die</text:span><text:span text:style-name="T1"> Störung </text:span><text:span text:style-name="T3">ausführlich </text:span><text:span text:style-name="T2">erklären</text:span><text:span text:style-name="T1"> sowie Vorschläge zur Lösung erbringen. Möglicherweise einige Lösungsansätze in JavaView </text:span><text:span text:style-name="T2">implementieren</text:span><text:span text:style-name="T1">.</text:span></text:p>
      <text:p text:style-name="P1"/>
      <text:p text:style-name="P1"/>
      <text:p text:style-name="P9">Was ich <text:span text:style-name="T4">im nächsten Monat tun will</text:span></text:p>
      <text:p text:style-name="P1"><text:span text:style-name="T4"/></text:p>
      <text:p text:style-name="P1"><text:span text:style-name="T4">(1) </text:span>Das Applet ausprobieren: Die Funktion aus der Vorbesprechung eingeben, mit verschiedenen Parametern und Bildschirmauflösungen spielen, eigene komplexe Funktionen <text:span text:style-name="T3">testen</text:span>.</text:p>
      <text:p text:style-name="P1"/>
      <text:p text:style-name="P2"><text:span text:style-name="T4">(2) Den Alias-Effekt und das </text:span><text:span text:style-name="T3">A</text:span>btasttheorem <text:span text:style-name="T4">sowie</text:span><text:span text:style-name="T3"> dessen</text:span> Beweis <text:span text:style-name="T4">verstehen</text:span>.</text:p>
      <text:p text:style-name="P1"/>
      <text:p text:style-name="P4"><text:span text:style-name="T4">(3) </text:span><text:span text:style-name="T3">Mathematische Fragen klären</text:span><text:span text:style-name="T1">: </text:span><text:span text:style-name="T4">Gibt es so etwas wie</text:span><text:span text:style-name="T1"> die Frequenz einer (komplexen) Funktion? </text:span><text:span text:style-name="T4">Falls ja, w</text:span><text:span text:style-name="T1">ie lässt sich die Maximalfrequenz </text:span><text:span text:style-name="T3">einer Funktion auf einem</text:span><text:span text:style-name="T1"> Gebiet berechnen? </text:span><text:span text:style-name="T12">Falls nein, wie lässt sich das Abtasttheorem ändern, damit es auf komplexe Funktionen anwendbar ist? </text:span><text:span text:style-name="T3">Was hat das ganze mit der Ableitung zu tun?</text:span><text:span text:style-name="T1"> Fo</text:span><text:span text:style-name="T6">u</text:span><text:span text:style-name="T1">rier-Transformation kennenlernen, möglicherweise die Fo</text:span><text:span text:style-name="T6">u</text:span><text:span text:style-name="T1">rier-Transformation komplexer Funktionen </text:span><text:span text:style-name="T6">in Java </text:span><text:span text:style-name="T1">implementieren.</text:span></text:p>
      <text:p text:style-name="P1"/>
      <text:p text:style-name="P3"><text:span text:style-name="T4">(4) </text:span><text:span text:style-name="T3">Die gewonnen Erkenntnisse auf</text:span><text:span text:style-name="T1"> die Situation </text:span><text:span text:style-name="T2">im </text:span><text:span text:style-name="T3">Applet</text:span><text:span text:style-name="T1"> </text:span><text:span text:style-name="T3">anwenden </text:span><text:span text:style-name="T1">und prüfen, ob </text:span><text:span text:style-name="T3">der Alias-Effekt</text:span><text:span text:style-name="T1"> </text:span><text:span text:style-name="T3">tatsächlich für die</text:span><text:span text:style-name="T1"> Störungen </text:span><text:span text:style-name="T3">verantwortlich ist</text:span><text:span text:style-name="T1">. </text:span><text:span text:style-name="T3">Falls das so ist: Eine Serie von Screenshots anlegen, auf denen immer die gleiche Funktion im Applet zu sehen ist, und zeigen, dass der Effekt verschwindet, wenn ein</text:span><text:span text:style-name="T8">e untere Grenze</text:span><text:span text:style-name="T3"> </text:span><text:span text:style-name="T8">bei der Auflösung </text:span><text:span text:style-name="T3">erreicht ist.</text:span></text:p>
      <text:p text:style-name="P5"><text:soft-page-break/><text:span text:style-name="T3">R</text:span><text:span text:style-name="T2">echerchieren, wie die Minatur-Fensterdarstellung unter Windows funktioniert. </text:span><text:span text:style-name="T9">V</text:span><text:span text:style-name="T4">ielleicht lässt sich dort das ein oder andere gute Beispiel für den Effekt außerhalb des Domain-Colorings finden.</text:span></text:p>
      <text:p text:style-name="P3"><text:span text:style-name="T4"/></text:p>
      <text:p text:style-name="P6"><text:span text:style-name="T5">Vielleicht erst später:</text:span></text:p>
      <text:p text:style-name="P6"><text:span text:style-name="T5"/></text:p>
      <text:p text:style-name="P6"><text:span text:style-name="T4">(5) </text:span><text:span text:style-name="T2">Lösungsansätze </text:span><text:span text:style-name="T4">überlegen</text:span><text:span text:style-name="T2">. Ideen:</text:span></text:p>
      <text:p text:style-name="P7">- Warnhinweis in das Programm einbauen, <text:span text:style-name="T4">z.B.</text:span> “Anzeige möglicherweise inkorrekt: <text:span text:style-name="T4">D</text:span>ie Auflösung <text:span text:style-name="T4">ist zu klein</text:span>!”</text:p>
      <text:p text:style-name="P7">- Eine Anzeigeoption implementieren, die d<text:span text:style-name="T4">en Bereich</text:span> korrekter Darstellung mit einer Linie umschließt.</text:p>
      <text:p text:style-name="P7">- Wissen über die Fo<text:span text:style-name="T6">u</text:span>rier-Transformation anwenden um eine Filterung zu implementieren, vorher überlegen, ob das Sinn ergibt (immerhin wird die Funktion dabei veränder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48:36</meta:creation-date>
    <dc:date>2014-02-26T15:40:45</dc:date>
    <meta:editing-duration>PT28M47S</meta:editing-duration>
    <meta:editing-cycles>9</meta:editing-cycles>
    <meta:generator>LibreOffice/3.6$Linux_x86 LibreOffice_project/360m1$Build-2</meta:generator>
    <meta:document-statistic meta:table-count="0" meta:image-count="0" meta:object-count="0" meta:page-count="2" meta:paragraph-count="16" meta:word-count="289" meta:character-count="2138" meta:non-whitespace-character-count="1864"/>
  </office:meta>
</office:document-meta>
</file>